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1.194cm" table:align="left"/>
    </style:style>
    <style:style style:name="Tabelle1.A" style:family="table-column">
      <style:table-column-properties style:column-width="1.789cm"/>
    </style:style>
    <style:style style:name="Tabelle1.B" style:family="table-column">
      <style:table-column-properties style:column-width="3.547cm"/>
    </style:style>
    <style:style style:name="Tabelle1.C" style:family="table-column">
      <style:table-column-properties style:column-width="3.101cm"/>
    </style:style>
    <style:style style:name="Tabelle1.D" style:family="table-column">
      <style:table-column-properties style:column-width="2.757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8.195cm"/>
    </style:style>
    <style:style style:name="Tabelle2.B" style:family="table-column">
      <style:table-column-properties style:column-width="8.805cm"/>
    </style:style>
    <style:style style:name="Tabelle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NodeMCU Datalogger – Konzeptbeschreibung</text:span></text:h>
      <text:p text:style-name="Horizontal_20_Line"/>
      <text:h text:style-name="Heading_20_2" text:outline-level="2"><text:span text:style-name="Strong_20_Emphasis">1. Hardware</text:span></text:h>
      <text:list text:style-name="L1">
        <text:list-item>
          <text:p text:style-name="P1"><text:span text:style-name="Strong_20_Emphasis">Board:</text:span> NodeMCU Lolin V3 (ESP8266)</text:p>
        </text:list-item>
        <text:list-item>
          <text:p text:style-name="P1"><text:span text:style-name="Strong_20_Emphasis">Sensor:</text:span> DHT22 (Temperatur + Luftfeuchtigkeit)</text:p>
        </text:list-item>
        <text:list-item>
          <text:p text:style-name="P1"><text:span text:style-name="Strong_20_Emphasis">Speicher:</text:span> Flash des ESP8266 mit LittleFS (ca. 1 MB verfügbar)</text:p>
        </text:list-item>
        <text:list-item>
          <text:p text:style-name="P1"><text:span text:style-name="Strong_20_Emphasis">WLAN:</text:span> Verbindung zu bestehendem Netzwerk, NTP für Zeitstempel</text:p>
        </text:list-item>
        <text:list-item>
          <text:p text:style-name="P1"><text:span text:style-name="Strong_20_Emphasis">Optional:</text:span> Späterer AP-Modus per Button möglich</text:p>
        </text:list-item>
      </text:list>
      <text:p text:style-name="Horizontal_20_Line"/>
      <text:h text:style-name="Heading_20_2" text:outline-level="2"><text:span text:style-name="Strong_20_Emphasis">2. Messintervall</text:span></text:h>
      <text:list text:style-name="L2">
        <text:list-item>
          <text:p text:style-name="P2">Benutzer wählt über Webinterface:</text:p>
        </text:list-item>
      </text:list>
      <text:list text:style-name="L3">
        <text:list-item>
          <text:p text:style-name="P3"><text:span text:style-name="Source_20_Text">1, 5, 10, 15, 20, 30, 60 Minuten</text:span></text:p>
        </text:list-item>
        <text:list-item>
          <text:p text:style-name="P4">Intervall wird in <text:span text:style-name="Source_20_Text">settings.json</text:span> gespeichert (in Sekunden)</text:p>
        </text:list-item>
        <text:list-item>
          <text:p text:style-name="P4">Neben Auswahl: geschätzte maximale Speicherdauer wird angezeigt</text:p>
        </text:list-item>
        <text:list-item>
          <text:p text:style-name="P4">Timer im ESP steuert periodische Messung</text:p>
        </text:list-item>
      </text:list>
      <text:p text:style-name="Horizontal_20_Line"/>
      <text:h text:style-name="Heading_20_2" text:outline-level="2"><text:span text:style-name="Strong_20_Emphasis">3. Speicherstrategie</text:span></text:h>
      <text:list text:style-name="L4">
        <text:list-item>
          <text:p text:style-name="P5"><text:span text:style-name="Strong_20_Emphasis">Wochen-Dateien:</text:span></text:p>
          <text:list>
            <text:list-item>
              <text:p text:style-name="P5">Jede Woche eine CSV-Datei: <text:span text:style-name="Source_20_Text">YYYY-Www.csv</text:span></text:p>
            </text:list-item>
            <text:list-item>
              <text:p text:style-name="P5">Format: <text:span text:style-name="Source_20_Text">timestamp;temperature;humidity</text:span></text:p>
            </text:list-item>
          </text:list>
        </text:list-item>
        <text:list-item>
          <text:p text:style-name="P5"><text:span text:style-name="Strong_20_Emphasis">Dynamische Löschung:</text:span></text:p>
          <text:list>
            <text:list-item>
              <text:p text:style-name="P5">Alte Dateien werden <text:span text:style-name="Strong_20_Emphasis">nur gelöscht</text:span>, wenn der Speicher voll ist</text:p>
            </text:list-item>
            <text:list-item>
              <text:p text:style-name="P5">Vorteil: maximale Datenspeicherung, keine unnötige Löschung</text:p>
            </text:list-item>
          </text:list>
        </text:list-item>
        <text:list-item>
          <text:p text:style-name="P5"><text:span text:style-name="Strong_20_Emphasis">Speicherbedarf (Schätzung bei 1 MB LittleFS):</text:span>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Intervall</text:p>
            </table:table-cell>
            <table:table-cell table:style-name="Tabelle1.A1" office:value-type="string">
              <text:p text:style-name="Table_20_Heading">Messungen/Woche</text:p>
            </table:table-cell>
            <table:table-cell table:style-name="Tabelle1.A1" office:value-type="string">
              <text:p text:style-name="Table_20_Heading">Speicher/Woche</text:p>
            </table:table-cell>
            <table:table-cell table:style-name="Tabelle1.A1" office:value-type="string">
              <text:p text:style-name="Table_20_Heading">Max. Wochen</text:p>
            </table:table-cell>
          </table:table-row>
        </table:table-header-rows>
        <table:table-row>
          <table:table-cell table:style-name="Tabelle1.A1" office:value-type="string">
            <text:p text:style-name="Table_20_Contents">1 Min</text:p>
          </table:table-cell>
          <table:table-cell table:style-name="Tabelle1.A1" office:value-type="string">
            <text:p text:style-name="Table_20_Contents">10080</text:p>
          </table:table-cell>
          <table:table-cell table:style-name="Tabelle1.A1" office:value-type="string">
            <text:p text:style-name="Table_20_Contents">~302 KB</text:p>
          </table:table-cell>
          <table:table-cell table:style-name="Tabelle1.A1" office:value-type="string">
            <text:p text:style-name="Table_20_Contents">3</text:p>
          </table:table-cell>
        </table:table-row>
        <table:table-row>
          <table:table-cell table:style-name="Tabelle1.A1" office:value-type="string">
            <text:p text:style-name="Table_20_Contents">5 Min</text:p>
          </table:table-cell>
          <table:table-cell table:style-name="Tabelle1.A1" office:value-type="string">
            <text:p text:style-name="Table_20_Contents">2016</text:p>
          </table:table-cell>
          <table:table-cell table:style-name="Tabelle1.A1" office:value-type="string">
            <text:p text:style-name="Table_20_Contents">~60 KB</text:p>
          </table:table-cell>
          <table:table-cell table:style-name="Tabelle1.A1" office:value-type="string">
            <text:p text:style-name="Table_20_Contents">16</text:p>
          </table:table-cell>
        </table:table-row>
        <table:table-row>
          <table:table-cell table:style-name="Tabelle1.A1" office:value-type="string">
            <text:p text:style-name="Table_20_Contents">10 Min</text:p>
          </table:table-cell>
          <table:table-cell table:style-name="Tabelle1.A1" office:value-type="string">
            <text:p text:style-name="Table_20_Contents">1008</text:p>
          </table:table-cell>
          <table:table-cell table:style-name="Tabelle1.A1" office:value-type="string">
            <text:p text:style-name="Table_20_Contents">~30 KB</text:p>
          </table:table-cell>
          <table:table-cell table:style-name="Tabelle1.A1" office:value-type="string">
            <text:p text:style-name="Table_20_Contents">34</text:p>
          </table:table-cell>
        </table:table-row>
        <table:table-row>
          <table:table-cell table:style-name="Tabelle1.A1" office:value-type="string">
            <text:p text:style-name="Table_20_Contents">15 Min</text:p>
          </table:table-cell>
          <table:table-cell table:style-name="Tabelle1.A1" office:value-type="string">
            <text:p text:style-name="Table_20_Contents">672</text:p>
          </table:table-cell>
          <table:table-cell table:style-name="Tabelle1.A1" office:value-type="string">
            <text:p text:style-name="Table_20_Contents">~20 KB</text:p>
          </table:table-cell>
          <table:table-cell table:style-name="Tabelle1.A1" office:value-type="string">
            <text:p text:style-name="Table_20_Contents">52</text:p>
          </table:table-cell>
        </table:table-row>
        <table:table-row>
          <table:table-cell table:style-name="Tabelle1.A1" office:value-type="string">
            <text:p text:style-name="Table_20_Contents">20 Min</text:p>
          </table:table-cell>
          <table:table-cell table:style-name="Tabelle1.A1" office:value-type="string">
            <text:p text:style-name="Table_20_Contents">504</text:p>
          </table:table-cell>
          <table:table-cell table:style-name="Tabelle1.A1" office:value-type="string">
            <text:p text:style-name="Table_20_Contents">~15 KB</text:p>
          </table:table-cell>
          <table:table-cell table:style-name="Tabelle1.A1" office:value-type="string">
            <text:p text:style-name="Table_20_Contents">69</text:p>
          </table:table-cell>
        </table:table-row>
        <text:soft-page-break/>
        <table:table-row>
          <table:table-cell table:style-name="Tabelle1.A1" office:value-type="string">
            <text:p text:style-name="Table_20_Contents">30 Min</text:p>
          </table:table-cell>
          <table:table-cell table:style-name="Tabelle1.A1" office:value-type="string">
            <text:p text:style-name="Table_20_Contents">336</text:p>
          </table:table-cell>
          <table:table-cell table:style-name="Tabelle1.A1" office:value-type="string">
            <text:p text:style-name="Table_20_Contents">~10 KB</text:p>
          </table:table-cell>
          <table:table-cell table:style-name="Tabelle1.A1" office:value-type="string">
            <text:p text:style-name="Table_20_Contents">104</text:p>
          </table:table-cell>
        </table:table-row>
        <table:table-row>
          <table:table-cell table:style-name="Tabelle1.A1" office:value-type="string">
            <text:p text:style-name="Table_20_Contents">60 Min</text:p>
          </table:table-cell>
          <table:table-cell table:style-name="Tabelle1.A1" office:value-type="string">
            <text:p text:style-name="Table_20_Contents">168</text:p>
          </table:table-cell>
          <table:table-cell table:style-name="Tabelle1.A1" office:value-type="string">
            <text:p text:style-name="Table_20_Contents">~5 KB</text:p>
          </table:table-cell>
          <table:table-cell table:style-name="Tabelle1.A1" office:value-type="string">
            <text:p text:style-name="Table_20_Contents">208</text:p>
          </table:table-cell>
        </table:table-row>
      </table:table>
      <text:p text:style-name="Horizontal_20_Line"/>
      <text:h text:style-name="Heading_20_2" text:outline-level="2"><text:span text:style-name="Strong_20_Emphasis">4. Datenzugriff</text:span></text:h>
      <text:list text:style-name="L5">
        <text:list-item>
          <text:p text:style-name="P6"><text:span text:style-name="Strong_20_Emphasis">Webinterface / API:</text:span></text:p>
          <text:list>
            <text:list-item>
              <text:p text:style-name="P6">Aktuelle Woche als CSV herunterladen</text:p>
            </text:list-item>
            <text:list-item>
              <text:p text:style-name="P6">Alle Wochen als ZIP herunterladen</text:p>
            </text:list-item>
            <text:list-item>
              <text:p text:style-name="P6">Anzeige des aktuellen Speicherverbrauchs</text:p>
            </text:list-item>
          </text:list>
        </text:list-item>
        <text:list-item>
          <text:p text:style-name="P6"><text:span text:style-name="Strong_20_Emphasis">Löschfunktionen:</text:span></text:p>
          <text:list>
            <text:list-item>
              <text:p text:style-name="P6">Alle Daten löschen</text:p>
            </text:list-item>
            <text:list-item>
              <text:p text:style-name="P6">Alte Wochen vor aktueller Woche löschen</text:p>
            </text:list-item>
            <text:list-item>
              <text:p text:style-name="P6">Löschaktionen werden per Webinterface bestätigt</text:p>
            </text:list-item>
          </text:list>
        </text:list-item>
      </text:list>
      <text:p text:style-name="Horizontal_20_Line"/>
      <text:h text:style-name="Heading_20_2" text:outline-level="2"><text:span text:style-name="Strong_20_Emphasis">5. Zeitmanagement</text:span></text:h>
      <text:list text:style-name="L6">
        <text:list-item>
          <text:p text:style-name="P7"><text:span text:style-name="Strong_20_Emphasis">Primär:</text:span> NTP-Zeit über WLAN → Unix-Timestamp für CSV</text:p>
        </text:list-item>
        <text:list-item>
          <text:p text:style-name="P7"><text:span text:style-name="Strong_20_Emphasis">Fallback:</text:span> Interne ESP-Zeit seit Boot, bis NTP verfügbar</text:p>
        </text:list-item>
        <text:list-item>
          <text:p text:style-name="P7">Zeit wird beim erfolgreichen NTP-Abgleich korrigiert</text:p>
        </text:list-item>
      </text:list>
      <text:p text:style-name="Horizontal_20_Line"/>
      <text:h text:style-name="Heading_20_2" text:outline-level="2"><text:span text:style-name="Strong_20_Emphasis">6. Webinterface</text:span></text:h>
      <text:list text:style-name="L7">
        <text:list-item>
          <text:p text:style-name="P8"><text:span text:style-name="Strong_20_Emphasis">Mobilfreundlich, aber nicht zwingend</text:span></text:p>
        </text:list-item>
        <text:list-item>
          <text:p text:style-name="P8"><text:span text:style-name="Strong_20_Emphasis">Elemente:</text:span></text:p>
          <text:list>
            <text:list-item>
              <text:p text:style-name="P8">Live-Temperatur &amp; Luftfeuchtigkeit</text:p>
            </text:list-item>
            <text:list-item>
              <text:p text:style-name="P8">Diagramm (Chart.js) für historische Daten</text:p>
            </text:list-item>
            <text:list-item>
              <text:p text:style-name="P8">Intervall-Dropdown mit geschätzter Speicherdauer</text:p>
            </text:list-item>
            <text:list-item>
              <text:p text:style-name="P8">Speicheranzeige (Text, z. B. <text:span text:style-name="Source_20_Text">0,87 MB von 1 MB genutzt (~87%)</text:span>)</text:p>
            </text:list-item>
            <text:list-item>
              <text:p text:style-name="P8">Download-Buttons für aktuelle Woche CSV oder ZIP</text:p>
            </text:list-item>
            <text:list-item>
              <text:p text:style-name="P8">Lösch-Buttons: alle Daten / alte Wochen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7. Softwarestruktur (Arduino / C++)</text:span></text:h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Table_20_Heading">Modul</text:p>
            </table:table-cell>
            <table:table-cell table:style-name="Tabelle2.A1" office:value-type="string">
              <text:p text:style-name="Table_20_Heading">Aufgabe</text:p>
            </table:table-cell>
          </table:table-row>
        </table:table-header-rows>
        <table:table-row>
          <table:table-cell table:style-name="Tabelle2.A1" office:value-type="string">
            <text:p text:style-name="Table_20_Contents"><text:span text:style-name="Source_20_Text">main.ino</text:span></text:p>
          </table:table-cell>
          <table:table-cell table:style-name="Tabelle2.A1" office:value-type="string">
            <text:p text:style-name="Table_20_Contents">Hauptprogramm: Setup, Loop, Timer, Messungen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DHT22.h / DHT22.cpp</text:span></text:p>
          </table:table-cell>
          <table:table-cell table:style-name="Tabelle2.A1" office:value-type="string">
            <text:p text:style-name="Table_20_Contents">Sensor auslesen + Fehlerbehandlung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FileManager.h / FileManager.cpp</text:span></text:p>
          </table:table-cell>
          <table:table-cell table:style-name="Tabelle2.A1" office:value-type="string">
            <text:p text:style-name="Table_20_Contents">Wochen-Dateien anlegen, Messwerte speichern, dynamische Speicherverwaltung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WebServerHandler.h / WebServerHandler.cpp</text:span></text:p>
          </table:table-cell>
          <table:table-cell table:style-name="Tabelle2.A1" office:value-type="string">
            <text:p text:style-name="Table_20_Contents">Webinterface + API-Endpunkte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Utils.h / Utils.cpp</text:span></text:p>
          </table:table-cell>
          <table:table-cell table:style-name="Tabelle2.A1" office:value-type="string">
            <text:p text:style-name="Table_20_Contents">Timer für Messintervall, NTP-Zeit, WLAN-Verbindung, Hilfsfunktionen</text:p>
          </table:table-cell>
        </table:table-row>
      </table:table>
      <text:list text:style-name="L8">
        <text:list-item>
          <text:p text:style-name="P9"><text:span text:style-name="Strong_20_Emphasis">LittleFS</text:span>: Speicherung von Webinterface-Dateien und Messdaten (CSV)</text:p>
        </text:list-item>
      </text:list>
      <text:p text:style-name="Horizontal_20_Line"/>
      <text:h text:style-name="Heading_20_2" text:outline-level="2"><text:span text:style-name="Strong_20_Emphasis">8. Vorteile des Konzepts</text:span></text:h>
      <text:list text:style-name="L9">
        <text:list-item>
          <text:p text:style-name="P10">Vollständig autark ohne SD-Karte</text:p>
        </text:list-item>
        <text:list-item>
          <text:p text:style-name="P10">Dynamische Speicherrotation → alte Daten nur bei Speicherüberschreitung gelöscht</text:p>
        </text:list-item>
        <text:list-item>
          <text:p text:style-name="P10">Flexibles Intervall 1–60 Minuten</text:p>
        </text:list-item>
        <text:list-item>
          <text:p text:style-name="P10">Einfache Bedienung über Webinterface</text:p>
        </text:list-item>
        <text:list-item>
          <text:p text:style-name="P10">Historische Daten als CSV oder ZIP abrufbar</text:p>
        </text:list-item>
        <text:list-item>
          <text:p text:style-name="P10">Mobilfreundliche Weboberfläche mit Diagrammen</text:p>
        </text:list-item>
        <text:list-item>
          <text:p text:style-name="P10">Modulare Softwarearchitektur → einfache Erweiterung</text:p>
        </text:list-item>
      </text:list>
      <text:p text:style-name="Horizontal_20_Line"/>
      <text:p text:style-name="Text_20_body">💡 <text:span text:style-name="Strong_20_Emphasis">Fazit:</text:span><text:line-break/>Der Datalogger speichert Temperatur- und Luftfeuchtigkeitswerte <text:span text:style-name="Strong_20_Emphasis">stabil und langfristig</text:span>, bietet <text:span text:style-name="Strong_20_Emphasis">einfachen Zugriff über Webinterface</text:span>, dynamische Speicherverwaltung und eine <text:span text:style-name="Strong_20_Emphasis">übersichtliche Visualisierung</text:span>, alles ohne zusätzliche Hardware außer NodeMCU + DHT22.</text:p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17:09:54.622746700</meta:creation-date>
    <dc:date>2025-11-27T20:15:49.359253600</dc:date>
    <meta:editing-duration>PT2H55M44S</meta:editing-duration>
    <meta:editing-cycles>1</meta:editing-cycles>
    <meta:document-statistic meta:table-count="2" meta:image-count="0" meta:object-count="0" meta:page-count="3" meta:paragraph-count="98" meta:word-count="422" meta:character-count="2904" meta:non-whitespace-character-count="2624"/>
    <meta:generator>LibreOffice/25.2.7.2$Windows_X86_64 LibreOffice_project/5cbfd1ab6520636bb5f7b99185aa69bd7456825d</meta:generator>
  </office:meta>
</office:document-meta>
</file>